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7D6E7D86E7CE4ECB.png" manifest:media-type="image/png"/>
  <manifest:file-entry manifest:full-path="Pictures/10000000000004000000024011482EF43D69D88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Negr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Negrito" style:font-family-generic="swiss" style:font-pitch="variable"/>
    <style:font-face style:name="DejaVu Sans Condensed" svg:font-family="'DejaVu Sans Condensed'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g_5f_titulo-title">
      <style:graphic-properties fo:min-height="2.377cm"/>
    </style:style>
    <style:style style:name="pr2" style:family="presentation" style:parent-style-name="pg_5f_titulo-notes">
      <style:graphic-properties draw:fill-color="#ffffff" draw:auto-grow-height="true" fo:min-height="13.364cm"/>
    </style:style>
    <style:style style:name="pr3" style:family="presentation" style:parent-style-name="pg_5f_resumo-title">
      <style:graphic-properties fo:min-height="2.377cm"/>
    </style:style>
    <style:style style:name="pr4" style:family="presentation" style:parent-style-name="pg_5f_resumo-outline1">
      <style:graphic-properties fo:min-height="17.55cm"/>
    </style:style>
    <style:style style:name="pr5" style:family="presentation" style:parent-style-name="pg_5f_resumo-notes">
      <style:graphic-properties draw:fill-color="#ffffff" draw:auto-grow-height="true" fo:min-height="13.364cm"/>
    </style:style>
    <style:style style:name="pr6" style:family="presentation" style:parent-style-name="pg_5f_resumo_5f_highlight-title">
      <style:graphic-properties fo:min-height="2.377cm"/>
    </style:style>
    <style:style style:name="pr7" style:family="presentation" style:parent-style-name="pg_5f_resumo_5f_highlight-outline1">
      <style:graphic-properties fo:min-height="17.55cm"/>
    </style:style>
    <style:style style:name="pr8" style:family="presentation" style:parent-style-name="pg_5f_resumo_5f_highlight-notes">
      <style:graphic-properties draw:fill-color="#ffffff" draw:auto-grow-height="true" fo:min-height="13.364cm"/>
    </style:style>
    <style:style style:name="pr9" style:family="presentation" style:parent-style-name="pg_5f_simples-title">
      <style:graphic-properties fo:min-height="2.377cm"/>
    </style:style>
    <style:style style:name="pr10" style:family="presentation" style:parent-style-name="pg_5f_simples-outline1">
      <style:graphic-properties fo:min-height="17.55cm"/>
    </style:style>
    <style:style style:name="pr11" style:family="presentation" style:parent-style-name="pg_5f_simple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0000" fo:font-size="140%"/>
      </text:list-level-style-number>
      <text:list-level-style-number text:level="2" style:num-format="">
        <style:list-level-properties/>
        <style:text-properties fo:color="#800000" fo:font-size="140%"/>
      </text:list-level-style-number>
      <text:list-level-style-number text:level="3" style:num-format="">
        <style:list-level-properties/>
        <style:text-properties fo:color="#800000" fo:font-size="140%"/>
      </text:list-level-style-number>
      <text:list-level-style-number text:level="4" style:num-format="">
        <style:list-level-properties/>
        <style:text-properties fo:color="#8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Ubuntu" style:font-style-name="Regular" fo:color="#800000" fo:font-size="140%"/>
      </text:list-level-style-bullet>
      <text:list-level-style-bullet text:level="2" text:bullet-char="•">
        <style:list-level-properties text:min-label-width="0.6cm"/>
        <style:text-properties fo:font-family="Ubuntu" style:font-style-name="Regular" fo:color="#800000" fo:font-size="140%"/>
      </text:list-level-style-bullet>
      <text:list-level-style-bullet text:level="3" text:bullet-char="-">
        <style:list-level-properties text:space-before="0.7cm" text:min-label-width="0.6cm"/>
        <style:text-properties fo:font-family="Ubuntu" style:font-style-name="Regular" fo:color="#000000" fo:font-size="140%"/>
      </text:list-level-style-bullet>
      <text:list-level-style-bullet text:level="4" text:bullet-char="»">
        <style:list-level-properties text:space-before="1.4cm" text:min-label-width="0.6cm"/>
        <style:text-properties fo:font-family="Ubuntu" style:font-style-name="Regular" fo:color="#800000" fo:font-size="100%"/>
      </text:list-level-style-bullet>
      <text:list-level-style-bullet text:level="5" text:bullet-char="●">
        <style:list-level-properties text:space-before="2.1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4.9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6cm" text:min-label-width="0.6cm"/>
        <style:text-properties fo:font-family="StarSymbol" fo:color="#8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Ubuntu" style:font-style-name="Regular" fo:color="#808080" fo:font-size="140%"/>
      </text:list-level-style-bullet>
      <text:list-level-style-bullet text:level="2" text:bullet-char="•">
        <style:list-level-properties text:min-label-width="0.6cm"/>
        <style:text-properties fo:font-family="Ubuntu" style:font-style-name="Regular" fo:color="#ff0000" fo:font-size="140%"/>
      </text:list-level-style-bullet>
      <text:list-level-style-bullet text:level="3" text:bullet-char="-">
        <style:list-level-properties text:space-before="0.7cm" text:min-label-width="0.6cm"/>
        <style:text-properties fo:font-family="Ubuntu" style:font-style-name="Regular" fo:color="#808080" fo:font-size="140%"/>
      </text:list-level-style-bullet>
      <text:list-level-style-bullet text:level="4" text:bullet-char="»">
        <style:list-level-properties text:space-before="1.4cm" text:min-label-width="0.6cm"/>
        <style:text-properties fo:font-family="Ubuntu" style:font-style-name="Regular" fo:color="#808080" fo:font-size="100%"/>
      </text:list-level-style-bullet>
      <text:list-level-style-bullet text:level="5" text:bullet-char="●">
        <style:list-level-properties text:space-before="2.1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4.9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5.6cm" text:min-label-width="0.6cm"/>
        <style:text-properties fo:font-family="StarSymbol" fo:color="#80808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Ubuntu" style:font-style-name="Regular" fo:color="#800000" fo:font-size="140%"/>
      </text:list-level-style-bullet>
      <text:list-level-style-bullet text:level="2" text:bullet-char="•">
        <style:list-level-properties text:space-before="0.7cm" text:min-label-width="0.6cm"/>
        <style:text-properties fo:font-family="Ubuntu" style:font-style-name="Regular" fo:color="#800000" fo:font-size="140%"/>
      </text:list-level-style-bullet>
      <text:list-level-style-bullet text:level="3" text:bullet-char="-">
        <style:list-level-properties text:space-before="1.3cm" text:min-label-width="0.5cm"/>
        <style:text-properties fo:font-family="Ubuntu" style:font-style-name="Regular" fo:color="#800000" fo:font-size="140%"/>
      </text:list-level-style-bullet>
      <text:list-level-style-bullet text:level="4" text:bullet-char="»">
        <style:list-level-properties text:space-before="2cm" text:min-label-width="0.5cm"/>
        <style:text-properties fo:font-family="Ubuntu" style:font-style-name="Regular" fo:color="#800000" fo:font-size="100%"/>
      </text:list-level-style-bullet>
      <text:list-level-style-bullet text:level="5" text:bullet-char="●">
        <style:list-level-properties text:space-before="2.6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7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1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g_5f_titulo" presentation:presentation-page-layout-name="AL1T1">
        <draw:frame presentation:style-name="pr1" draw:layer="layout" svg:width="28cm" svg:height="2.627cm" svg:x="0cm" svg:y="3.4cm" presentation:class="title" presentation:user-transformed="true">
          <draw:text-box>
            <text:p>O que é software livre?<text:line-break/>O que o IME e você têm a ver com isso?</text:p>
          </draw:text-box>
        </draw:frame>
        <draw:frame presentation:style-name="pg_5f_titulo-outline1" draw:layer="layout" svg:width="27.9cm" svg:height="10cm" svg:x="0.2cm" svg:y="10.8cm" presentation:class="outline" presentation:user-transformed="true">
          <draw:text-box>
            <text:list text:style-name="L2">
              <text:list-item>
                <text:p>Nelson Lago</text:p>
                <text:list>
                  <text:list-item>
                    <text:p>Maio/201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g_5f_resumo" presentation:presentation-page-layout-name="AL1T1">
        <draw:frame presentation:style-name="pr3" draw:layer="layout" svg:width="17.7cm" svg:height="2.627cm" svg:x="10.2cm" svg:y="-0.037cm" presentation:class="title">
          <draw:text-box>
            <text:p>Visão geral</text:p>
          </draw:text-box>
        </draw:frame>
        <draw:frame presentation:style-name="pr4" draw:layer="layout" svg:width="27.9cm" svg:height="17.8cm" svg:x="0.1cm" svg:y="3cm" presentation:class="outline">
          <draw:text-box>
            <text:list text:style-name="L3">
              <text:list-item>
                <text:p text:style-name="P2">Direitos autorais e software</text:p>
                <text:list>
                  <text:list-item>
                    <text:list>
                      <text:list-item>
                        <text:p>Direitos autorais são metáforas (“quebra-galho”) e não funcionam bem hoje</text:p>
                        <text:list>
                          <text:list-item>
                            <text:p>Software torna a coisa ainda mais complicad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O que é e por que software livre?</text:p>
                <text:list>
                  <text:list-item>
                    <text:list>
                      <text:list-item>
                        <text:p>4 liberdades</text:p>
                      </text:list-item>
                      <text:list-item>
                        <text:p>Ética, futuro da sociedade, vantagens econômicas</text:p>
                      </text:list-item>
                      <text:list-item>
                        <text:p>A comunidade de software livre</text:p>
                      </text:list-item>
                    </text:list>
                  </text:list-item>
                </text:list>
              </text:list-item>
              <text:list-item>
                <text:p text:style-name="P2">O IME, o CCSL e o software livre</text:p>
                <text:list>
                  <text:list-item>
                    <text:list>
                      <text:list-item>
                        <text:p>O IME está envolvido com software livre há décadas</text:p>
                      </text:list-item>
                      <text:list-item>
                        <text:p>CCSL fornece apoio institucional</text:p>
                        <text:list>
                          <text:list-item>
                            <text:p>Pesquisa, desenvolvimento e disseminação</text:p>
                          </text:list-item>
                          <text:list-item>
                            <text:p>Ensino, pesquisa e extensão</text:p>
                          </text:list-item>
                        </text:list>
                      </text:list-item>
                      <text:list-item>
                        <text:p>Vários projetos para você participa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g_5f_resumo_5f_highlight" presentation:presentation-page-layout-name="AL1T1">
        <draw:frame presentation:style-name="pr6" draw:layer="layout" svg:width="17.7cm" svg:height="2.627cm" svg:x="10.2cm" svg:y="-0.037cm" presentation:class="title">
          <draw:text-box>
            <text:p>Visão geral</text:p>
          </draw:text-box>
        </draw:frame>
        <draw:frame presentation:style-name="pr7" draw:layer="layout" svg:width="27.9cm" svg:height="17.8cm" svg:x="0.1cm" svg:y="3cm" presentation:class="outline">
          <draw:text-box>
            <text:list text:style-name="L4">
              <text:list-item>
                <text:list>
                  <text:list-item>
                    <text:p>Direitos autorais e software</text:p>
                    <text:list>
                      <text:list-item>
                        <text:p>Direitos autorais são metáforas (“quebra-galho”) e não funcionam bem hoje</text:p>
                        <text:list>
                          <text:list-item>
                            <text:p>Software torna a coisa ainda mais complicad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O que é e por que software livre?</text:p>
                <text:list>
                  <text:list-item>
                    <text:list>
                      <text:list-item>
                        <text:p>4 liberdades</text:p>
                      </text:list-item>
                      <text:list-item>
                        <text:p>Ética, futuro da sociedade, vantagens econômicas</text:p>
                      </text:list-item>
                      <text:list-item>
                        <text:p>A comunidade de software livre</text:p>
                      </text:list-item>
                    </text:list>
                  </text:list-item>
                </text:list>
              </text:list-item>
              <text:list-item>
                <text:p text:style-name="P2">O IME, o CCSL e o software livre</text:p>
                <text:list>
                  <text:list-item>
                    <text:list>
                      <text:list-item>
                        <text:p>O IME está envolvido com software livre há décadas</text:p>
                      </text:list-item>
                      <text:list-item>
                        <text:p>CCSL fornece apoio institucional</text:p>
                        <text:list>
                          <text:list-item>
                            <text:p>Pesquisa, desenvolvimento e disseminação</text:p>
                          </text:list-item>
                          <text:list-item>
                            <text:p>Ensino, pesquisa e extensão</text:p>
                          </text:list-item>
                        </text:list>
                      </text:list-item>
                      <text:list-item>
                        <text:p>Vários projetos para você participa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Direitos autorais: uma metáfora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Propriedade física X “propriedade intelectual”</text:p>
                <text:list>
                  <text:list-item>
                    <text:p>objetos ≠ ideias</text:p>
                  </text:list-item>
                </text:list>
                <text:p/>
              </text:list-item>
              <text:list-item>
                <text:p>Desenvolvimento do conhecimento depende do compartilhamento de ideias</text:p>
                <text:p/>
              </text:list-item>
              <text:list-item>
                <text:p>Desenvolver novas ideias depende também de dinheiro</text:p>
                <text:p/>
              </text:list-item>
              <text:list-item>
                <text:p>Solução de compromisso: copyright, patentes</text:p>
                <text:list>
                  <text:list-item>
                    <text:p>mecanismos para viabilizar a <text:span text:style-name="T1">criação</text:span> de novas ideias e ao mesmo tempo promover o <text:span text:style-name="T1">compartilhamento</text:span> dessas ideias</text:p>
                  </text:list-item>
                  <text:list-item>
                    <text:p><text:span text:style-name="T1">Metáforas sobre a proprie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Direitos autorais: uma metáfora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Lei americana: a constituição explicitamente afirma que as proteções garantidas pelo copyright e pelo sistema de patentes têm tempo limitado e existem para promover o progresso</text:p>
              </text:list-item>
              <text:list-item>
                <text:p>Leis brasileira e europeia: no caso do copyright, o indivíduo tem maior controle sobre sua criação</text:p>
                <text:list>
                  <text:list-item>
                    <text:p>Há uma proposta “congelada” de reforma na lei de copyright brasileira que tornaria mais explícita a função social do copyright de maneira similar à lei americana</text:p>
                  </text:list-item>
                </text:list>
              </text:list-item>
              <text:list-item>
                <text:p>Nos dois casos, trata-se de direitos outorgados pelo estado e não de “direitos naturais”</text:p>
                <text:list>
                  <text:list-item>
                    <text:p>tanto que passam para domínio público e têm restrições através do “fair use”, diferentemente da propriedade fís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Problemas dos direitos autorais hoj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O sistema de copyright tem problemas hoje, pois foi criado para outra época:</text:p>
                <text:p/>
                <text:list>
                  <text:list-item>
                    <text:p>O “custo social” do copyright hoje é muito maior que no século XIX, pois antigamente apenas os editores eram afetados</text:p>
                  </text:list-item>
                  <text:list-item>
                    <text:p>A despeito da velocidade dos avanços tecnológicos, a duração do copyright tem crescido</text:p>
                  </text:list-item>
                  <text:list-item>
                    <text:p>“Lobbies” procuram confundir copyright com propriedade, através do uso de expressões como “pirataria”, “propriedade intelectual”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Problemas dos direitos autorais hoj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As distorções do copyright têm levado a diversos problemas:</text:p>
                <text:list>
                  <text:list-item>
                    <text:p>Legislações equivocadas, como o DMCA nos EUA</text:p>
                  </text:list-item>
                  <text:list-item>
                    <text:p>Processos legais questionáveis, como os casos envolvendo DeCSS e Sklyarov</text:p>
                  </text:list-item>
                  <text:list-item>
                    <text:p>Busca das empresas de tecnologia por soluções de DRM</text:p>
                  </text:list-item>
                </text:list>
                <text:p/>
              </text:list-item>
              <text:list-item>
                <text:p>Todos esses elementos podem provocar efeitos negativos sobre o registro histór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Problemas dos direitos autorais de softwar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Software é um caso especial:</text:p>
                <text:p/>
                <text:list>
                  <text:list-item>
                    <text:p>É um <text:span text:style-name="T1">meio de produção</text:span>, diferentemente de um livro ou uma patente</text:p>
                  </text:list-item>
                  <text:list-item>
                    <text:p>Ainda assim, é <text:span text:style-name="T1">abstra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Problemas dos direitos autorais de softwar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Ainda assim, o software é protegido por copyright (por 50-95 anos) e por patentes (por 17-20 anos)</text:p>
                <text:p/>
              </text:list-item>
              <text:list-item>
                <text:p>Além disso, o código fonte é secreto</text:p>
                <text:p/>
              </text:list-item>
              <text:list-item>
                <text:p>O resultado é que há um desequilíbrio entre o interesse público e o priv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g_5f_resumo_5f_highlight" presentation:presentation-page-layout-name="AL1T1">
        <draw:frame presentation:style-name="pr6" draw:layer="layout" svg:width="17.7cm" svg:height="2.627cm" svg:x="10.2cm" svg:y="-0.037cm" presentation:class="title">
          <draw:text-box>
            <text:p>Visão geral</text:p>
          </draw:text-box>
        </draw:frame>
        <draw:frame presentation:style-name="pr7" draw:layer="layout" svg:width="27.9cm" svg:height="17.8cm" svg:x="0.1cm" svg:y="3cm" presentation:class="outline">
          <draw:text-box>
            <text:list text:style-name="L4">
              <text:list-item>
                <text:p>Direitos autorais e software</text:p>
                <text:list>
                  <text:list-item>
                    <text:list>
                      <text:list-item>
                        <text:p>Direitos autorais são metáforas (“quebra-galho”) e não funcionam bem hoje</text:p>
                        <text:list>
                          <text:list-item>
                            <text:p>Software torna a coisa ainda mais complicada</text:p>
                          </text:list-item>
                        </text:list>
                      </text:list-item>
                    </text:list>
                  </text:list-item>
                  <text:list-item>
                    <text:p>O que é e por que software livre?</text:p>
                    <text:list>
                      <text:list-item>
                        <text:p>4 liberdades</text:p>
                      </text:list-item>
                      <text:list-item>
                        <text:p>Ética, futuro da sociedade, vantagens econômicas</text:p>
                      </text:list-item>
                      <text:list-item>
                        <text:p>A comunidade de software livre</text:p>
                      </text:list-item>
                    </text:list>
                  </text:list-item>
                </text:list>
              </text:list-item>
              <text:list-item>
                <text:p text:style-name="P2">O IME, o CCSL e o software livre</text:p>
                <text:list>
                  <text:list-item>
                    <text:list>
                      <text:list-item>
                        <text:p>O IME está envolvido com software livre há décadas</text:p>
                      </text:list-item>
                      <text:list-item>
                        <text:p>CCSL fornece apoio institucional</text:p>
                        <text:list>
                          <text:list-item>
                            <text:p>Pesquisa, desenvolvimento e disseminação</text:p>
                          </text:list-item>
                          <text:list-item>
                            <text:p>Ensino, pesquisa e extensão</text:p>
                          </text:list-item>
                        </text:list>
                      </text:list-item>
                      <text:list-item>
                        <text:p>Vários projetos para você participa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Um outro caminho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A solução de compromisso do copyright procurava equilibrar o interesse privado e o interesse público</text:p>
              </text:list-item>
              <text:list-item>
                <text:p>Hoje em dia, mudanças na legislação e na tecnologia destruíram esse equilíbrio</text:p>
                <text:p/>
              </text:list-item>
              <text:list-item>
                <text:p>Reação: surgimento da comunidade de software livre</text:p>
                <text:list>
                  <text:list-item>
                    <text:p>retorno ao <text:span text:style-name="T1">compartilhamento</text:span> (do código-fonte) e à <text:span text:style-name="T1">colaboração</text:span> (troca de ideias e trabalho em equipe)</text:p>
                  </text:list-item>
                  <text:list-item>
                    <text:p>Formalização com o projeto GNU</text:p>
                  </text:list-item>
                  <text:list-item>
                    <text:p>só é possível em um ambiente que facilite a troca de código-fonte; por isso, o crescimento junto com a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O que é software livr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A FSF considera que um software é livre se oferece as 4 liberdades seguintes:</text:p>
                <text:list>
                  <text:list-item>
                    <text:p>Liberdade para <text:span text:style-name="T1">executar</text:span> o programa</text:p>
                  </text:list-item>
                  <text:list-item>
                    <text:p>Liberdade para <text:span text:style-name="T1">estudar e modificar</text:span> o programa</text:p>
                  </text:list-item>
                  <text:list-item>
                    <text:p>Liberdade para <text:span text:style-name="T1">redistribuir</text:span> o programa</text:p>
                  </text:list-item>
                  <text:list-item>
                    <text:p>Liberdade para melhorar e <text:span text:style-name="T1">redistribuir as melhorias</text:span> ao programa</text:p>
                  </text:list-item>
                </text:list>
              </text:list-item>
              <text:list-item>
                <text:p>A OSI e o projeto Debian usam uma definição diferente, mas na prática equivalente</text:p>
                <text:list>
                  <text:list-item>
                    <text:p>Basicamente, torna um pouco mais explícito o significado de algumas exigências da FSF</text:p>
                    <text:list>
                      <text:list-item>
                        <text:p>por exemplo, diz explicitamente que o código-fonte deve estar disponível e que a licença não pode discriminar pessoas ou grup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Por que software livre?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Diversas razões para adotar software livre</text:p>
                <text:list>
                  <text:list-item>
                    <text:p>Software Livre como opção <text:span text:style-name="T1">ética</text:span></text:p>
                    <text:list>
                      <text:list-item>
                        <text:p>conhecimento público, disponível a toda sociedade</text:p>
                      </text:list-item>
                    </text:list>
                  </text:list-item>
                  <text:list-item>
                    <text:p>Software Livre e seu impacto na <text:span text:style-name="T1">sociedade do futuro</text:span></text:p>
                    <text:list>
                      <text:list-item>
                        <text:p>conhecimento estratégico e fundamental demais para ficar nas mãos de apenas um grupo</text:p>
                      </text:list-item>
                    </text:list>
                  </text:list-item>
                  <text:list-item>
                    <text:p>Software Livre como <text:span text:style-name="T1">metodologia</text:span> tecnicamente interessante</text:p>
                    <text:list>
                      <text:list-item>
                        <text:p>vantagens metodológicas, técnicas e de mercado</text:p>
                      </text:list-item>
                    </text:list>
                  </text:list-item>
                </text:list>
                <text:p/>
              </text:list-item>
              <text:list-item>
                <text:p>Do ponto de vista do mercado, as duas primeiras razões são semelhantes ao que existe hoje em relação à ecologia em processos industri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Por que software livre?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Estudo na Comunidade Europeia mostrou que</text:p>
                <text:list>
                  <text:list-item>
                    <text:p>+80% do lucro das empresas de software da CE não provém de licenças de software como produto, provém de serviços</text:p>
                  </text:list-item>
                  <text:list-item>
                    <text:p>+85% dos trabalhadores de TI trabalham em empresas que mexem com software como serviço e não como produto fechado</text:p>
                  </text:list-item>
                </text:list>
              </text:list-item>
              <text:list-item>
                <text:p>Portanto</text:p>
                <text:list>
                  <text:list-item>
                    <text:p>Os riscos de uma eventual mudança em direção ao software livre são pequenos</text:p>
                  </text:list-item>
                  <text:list-item>
                    <text:p>Dentre as diversas vantagens do SL, a indústria como um todo pode ganhar em produtividade e qualidade se os serviços forem construídos sobre plataformas abertas e liv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Por que software livre?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Software livre permite o compartilhamento de código, simplificando o desenvolvimento</text:p>
                <text:list>
                  <text:list-item>
                    <text:p>Menos duplicação de esforço</text:p>
                  </text:list-item>
                  <text:list-item>
                    <text:p>Menor custo de desenvolvimento</text:p>
                  </text:list-item>
                </text:list>
              </text:list-item>
              <text:list-item>
                <text:p>A qualidade cresce “naturalmente”</text:p>
                <text:list>
                  <text:list-item>
                    <text:p>Vários olhos enxergam mais</text:p>
                  </text:list-item>
                  <text:list-item>
                    <text:p>Orgulho pessoal incentiva desenvolvedor a ser mais cuidadoso</text:p>
                  </text:list-item>
                  <text:list-item>
                    <text:p>Vários usuários envolvidos promovem melhorias e relatórios de erros</text:p>
                  </text:list-item>
                </text:list>
              </text:list-item>
              <text:list-item>
                <text:p>O mercado de software livre é um mercado local, interessante para o Bras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Por que software livre?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Não há restrição de fornecedor: mais interessante para o usuário</text:p>
              </text:list-item>
              <text:list-item>
                <text:p>Sempre é possível evoluir o código, mesmo que o fornecedor original abandone o mercado</text:p>
              </text:list-item>
              <text:list-item>
                <text:p>O modelo de negócio não é igual ao do software de prateleira</text:p>
                <text:list>
                  <text:list-item>
                    <text:p>80% do dinheiro sem os problemas do software fechado</text:p>
                  </text:list-item>
                  <text:list-item>
                    <text:p>É preciso criatividade e várias abordagens</text:p>
                  </text:list-item>
                  <text:list-item>
                    <text:p>A competição é potencialmente mais acirrada</text:p>
                  </text:list-item>
                  <text:list-item>
                    <text:p>A reputação é fundamen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A comunidad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Software livre depende da comunidade e do compartilhamento de ideias</text:p>
                <text:list>
                  <text:list-item>
                    <text:p>Não há <text:span text:style-name="T1">hierarquia</text:span></text:p>
                  </text:list-item>
                  <text:list-item>
                    <text:p>Não há <text:span text:style-name="T1">mecanismos de pressão</text:span></text:p>
                  </text:list-item>
                  <text:list-item>
                    <text:p>Não há muito <text:span text:style-name="T1">formalismo</text:span> no processo</text:p>
                  </text:list-item>
                  <text:list-item>
                    <text:p><text:span text:style-name="T1">propriedade comunitária</text:span> do código evita a dependência de pessoas específicas</text:p>
                  </text:list-item>
                  <text:list-item>
                    <text:p>desperdício de recursos é comum; mas esse desperdício não tem custo (<text:span text:style-name="T2">show me the code</text:span>)</text:p>
                    <text:list>
                      <text:list-item>
                        <text:p>Novas ideias podem ser discutidas e implementadas mais facil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A comunidad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Desenvolvedores</text:p>
                <text:list>
                  <text:list-item>
                    <text:p>Hobbystas</text:p>
                  </text:list-item>
                  <text:list-item>
                    <text:p>Estudantes e projetos de pesquisa</text:p>
                  </text:list-item>
                  <text:list-item>
                    <text:p>Pequenas empresas e prestadores de serviços</text:p>
                  </text:list-item>
                  <text:list-item>
                    <text:p>Grandes empresas</text:p>
                  </text:list-item>
                </text:list>
                <text:p/>
              </text:list-item>
              <text:list-item>
                <text:p>Usuários</text:p>
                <text:list>
                  <text:list-item>
                    <text:p>Governos</text:p>
                  </text:list-item>
                  <text:list-item>
                    <text:p>Usuários domésticos</text:p>
                  </text:list-item>
                  <text:list-item>
                    <text:p>Empres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g_5f_resumo_5f_highlight" presentation:presentation-page-layout-name="AL1T1">
        <draw:frame presentation:style-name="pr6" draw:layer="layout" svg:width="17.7cm" svg:height="2.627cm" svg:x="10.2cm" svg:y="-0.037cm" presentation:class="title">
          <draw:text-box>
            <text:p>Visão geral</text:p>
          </draw:text-box>
        </draw:frame>
        <draw:frame presentation:style-name="pr7" draw:layer="layout" svg:width="27.9cm" svg:height="17.8cm" svg:x="0.1cm" svg:y="3cm" presentation:class="outline">
          <draw:text-box>
            <text:list text:style-name="L4">
              <text:list-item>
                <text:p>Direitos autorais e software</text:p>
                <text:list>
                  <text:list-item>
                    <text:list>
                      <text:list-item>
                        <text:p>Direitos autorais são metáforas (“quebra-galho”) e não funcionam bem hoje</text:p>
                        <text:list>
                          <text:list-item>
                            <text:p>Software torna a coisa ainda mais complicad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O que é e por que software livre?</text:p>
                <text:list>
                  <text:list-item>
                    <text:list>
                      <text:list-item>
                        <text:p>4 liberdades</text:p>
                      </text:list-item>
                      <text:list-item>
                        <text:p>Ética, futuro da sociedade, vantagens econômicas</text:p>
                      </text:list-item>
                      <text:list-item>
                        <text:p>A comunidade de software livre</text:p>
                      </text:list-item>
                    </text:list>
                  </text:list-item>
                  <text:list-item>
                    <text:p>O IME, o CCSL e o software livre</text:p>
                    <text:list>
                      <text:list-item>
                        <text:p>O IME está envolvido com software livre há décadas</text:p>
                      </text:list-item>
                      <text:list-item>
                        <text:p>CCSL fornece apoio institucional</text:p>
                        <text:list>
                          <text:list-item>
                            <text:p>Pesquisa, desenvolvimento e disseminação</text:p>
                          </text:list-item>
                          <text:list-item>
                            <text:p>Ensino, pesquisa e extensão</text:p>
                          </text:list-item>
                        </text:list>
                      </text:list-item>
                      <text:list-item>
                        <text:p>Vários projetos para você participa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O IME e o software livr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O IME também tem uma comunidade de software livre</text:p>
                <text:list>
                  <text:list-item>
                    <text:p>Alunos entusiastas</text:p>
                  </text:list-item>
                  <text:list-item>
                    <text:p>Rede Linux</text:p>
                  </text:list-item>
                  <text:list-item>
                    <text:p>Professores e alunos de pós</text:p>
                    <text:list>
                      <text:list-item>
                        <text:p>Projetos de pesquisa que usam e desenvolvem software livre</text:p>
                      </text:list-item>
                      <text:list-item>
                        <text:p>Projetos de pesquisa que investigam aspectos do software livre</text:p>
                      </text:list-item>
                    </text:list>
                  </text:list-item>
                </text:list>
                <text:p/>
              </text:list-item>
              <text:list-item>
                <text:p>Mas é uma comunidade tradicionalmente dispers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O IME e o software livre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Primeira pesquisa com Software Livre</text:p>
                <text:list>
                  <text:list-item>
                    <text:p>Mestrado com Linux (1992)</text:p>
                  </text:list-item>
                </text:list>
              </text:list-item>
              <text:list-item>
                <text:p>~1998: Laboratórios de Linux para alunos</text:p>
                <text:list>
                  <text:list-item>
                    <text:p>auto-gerenciados pelos próprios alunos</text:p>
                  </text:list-item>
                </text:list>
              </text:list-item>
              <text:list-item>
                <text:p>Uso de Software Livre</text:p>
                <text:list>
                  <text:list-item>
                    <text:p>nas principais disciplinas de desenvolvimento de software e de sistemas</text:p>
                  </text:list-item>
                  <text:list-item>
                    <text:p>nas disciplinas mais teóricas e matemáticas</text:p>
                  </text:list-item>
                </text:list>
              </text:list-item>
              <text:list-item>
                <text:p>Cursos de extensão</text:p>
              </text:list-item>
              <text:list-item>
                <text:p>Trabalhos de Iniciação Científica, Mestrado, Doutorado e Pós-Doutor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O CCSL do IME/USP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O CCSL foi criado para agregar e oferecer apoio institucional</text:p>
                <text:list>
                  <text:list-item>
                    <text:p>Apoiar pesquisas e facilitar a comunicação</text:p>
                    <text:list>
                      <text:list-item>
                        <text:p>Inclusive com verbas</text:p>
                      </text:list-item>
                    </text:list>
                  </text:list-item>
                  <text:list-item>
                    <text:p>Transferência de conhecimento e empreendedorismo</text:p>
                  </text:list-item>
                  <text:list-item>
                    <text:p>Divulgação do software livre na sociedade</text:p>
                    <text:list>
                      <text:list-item>
                        <text:p>Com palestras e consultorias</text:p>
                      </text:list-item>
                    </text:list>
                  </text:list-item>
                </text:list>
                <text:p/>
              </text:list-item>
              <text:list-item>
                <text:p>Se você é interessado em software livre, você é (ou deveria ser!) parte do CCS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O CCSL do IME/USP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Objetivos</text:p>
                <text:list>
                  <text:list-item>
                    <text:p>Auxiliar o desenvolvimento tecnológico e científico do país através de 3 linhas principais</text:p>
                  </text:list-item>
                </text:list>
                <text:p/>
                <text:list>
                  <text:list-item>
                    <text:list>
                      <text:list-item text:start-value="1">
                        <text:p>Pesquisa científica e tecnológica relacionada a Software Livre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 text:start-value="1">
                        <text:p>Desenvolvimento de Software Livre inovador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 text:start-value="1">
                        <text:p>Disseminação de conhecimento sobre Software Liv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Áreas de atuação do CCSL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Ensino</text:p>
                <text:list>
                  <text:list-item>
                    <text:p>continuar atuação junto à graduação e pós (<text:span text:style-name="T1">bolsas!</text:span>)</text:p>
                  </text:list-item>
                  <text:list-item>
                    <text:p>maior quantidade e qualidade de cursos de Extensão</text:p>
                    <text:list>
                      <text:list-item>
                        <text:p>oferecidos tanto dentro da USP como fora dela</text:p>
                        <text:list>
                          <text:list-item>
                            <text:p>(Campus Party, FISL, LatinoWare, etc.)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Pesquisa</text:p>
                <text:list>
                  <text:list-item>
                    <text:p>engajada nos programas de pós e junto ao governo e à indústria</text:p>
                  </text:list-item>
                </text:list>
                <text:p/>
              </text:list-item>
              <text:list-item>
                <text:p>Extensão</text:p>
                <text:list>
                  <text:list-item>
                    <text:p>assessoria, treinamento, parecer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Áreas de atuação do CCSL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Atividades</text:p>
                <text:list>
                  <text:list-item>
                    <text:p>Palestras</text:p>
                  </text:list-item>
                  <text:list-item>
                    <text:p>Seminários</text:p>
                  </text:list-item>
                  <text:list-item>
                    <text:p>Cursos de longa duração</text:p>
                  </text:list-item>
                  <text:list-item>
                    <text:p>Cursos de curta duração</text:p>
                  </text:list-item>
                  <text:list-item>
                    <text:p>Pesquisa</text:p>
                  </text:list-item>
                  <text:list-item>
                    <text:p>Assessoria</text:p>
                  </text:list-item>
                </text:list>
                <text:p/>
              </text:list-item>
              <text:list-item>
                <text:p>Manutenção de material aberto online a respeito (artigos, relatórios, slides e vídeos) em http://ccsl.ime.usp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Áreas de atuação do CCSL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Pesquisa sobre software livre</text:p>
                <text:p/>
                <text:list>
                  <text:list-item>
                    <text:p>Qualidade de código-fonte</text:p>
                  </text:list-item>
                </text:list>
                <text:p/>
                <text:list>
                  <text:list-item text:start-value="1">
                    <text:p>Processo ágil de desenvolvimento</text:p>
                  </text:list-item>
                </text:list>
                <text:p/>
                <text:list>
                  <text:list-item text:start-value="1">
                    <text:p>Modelos de negócios para start-up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Áreas de atuação do CCSL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>Projetos de software livre</text:p>
                <text:p/>
                <text:list>
                  <text:list-item>
                    <text:p>Arquigrafia</text:p>
                  </text:list-item>
                </text:list>
                <text:p/>
                <text:list>
                  <text:list-item text:start-value="1">
                    <text:p>CoGrOO (Corretor Gramatical para o OpenOffice.org)</text:p>
                    <text:p/>
                  </text:list-item>
                  <text:list-item>
                    <text:p>Plataforma InterSCity / InterSCSimulator</text:p>
                  </text:list-item>
                </text:list>
                <text:p/>
                <text:list>
                  <text:list-item text:start-value="1">
                    <text:p>MedSquare</text:p>
                    <text:p/>
                  </text:list-item>
                  <text:list-item>
                    <text:p>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Como participar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header>
                <text:p/>
              </text:list-header>
              <text:list-item>
                <text:p>Participando diretamente de algum projeto</text:p>
                <text:list>
                  <text:list-item>
                    <text:p>Seja como voluntário, seja como aluno de IC</text:p>
                  </text:list-item>
                </text:list>
              </text:list-item>
              <text:list-item>
                <text:p>Participando das listas de discussão e reuniões</text:p>
                <text:list>
                  <text:list-item>
                    <text:p>http://ccsl.ime.usp.br/participe</text:p>
                  </text:list-item>
                </text:list>
              </text:list-item>
              <text:list-item>
                <text:p>Usando e divulgando software livre</text:p>
              </text:list-item>
              <text:list-item>
                <text:p>Acompanhando pela internet</text:p>
                <text:list>
                  <text:list-item>
                    <text:p>@ccslusp</text:p>
                  </text:list-item>
                  <text:list-item>
                    <text:p>www.facebook.com/CCSL.U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g_5f_simples" presentation:presentation-page-layout-name="AL1T1">
        <draw:frame presentation:style-name="pr9" draw:layer="layout" svg:width="17.7cm" svg:height="2.627cm" svg:x="10.2cm" svg:y="-0.037cm" presentation:class="title">
          <draw:text-box>
            <text:p>Visão geral</text:p>
          </draw:text-box>
        </draw:frame>
        <draw:frame presentation:style-name="pr10" draw:layer="layout" svg:width="27.9cm" svg:height="17.8cm" svg:x="0.1cm" svg:y="3cm" presentation:class="outline">
          <draw:text-box>
            <text:list text:style-name="L5">
              <text:list-item>
                <text:p>Direitos autorais e software</text:p>
                <text:list>
                  <text:list-item>
                    <text:list>
                      <text:list-item>
                        <text:p>Direitos autorais são metáforas (“quebra-galho”) e não funcionam bem hoje</text:p>
                        <text:list>
                          <text:list-item>
                            <text:p>Software torna a coisa ainda mais complicad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 que é e por que software livre?</text:p>
                <text:list>
                  <text:list-item>
                    <text:list>
                      <text:list-item>
                        <text:p>4 liberdades</text:p>
                      </text:list-item>
                      <text:list-item>
                        <text:p>Ética, futuro da sociedade, vantagens econômicas</text:p>
                      </text:list-item>
                      <text:list-item>
                        <text:p>A comunidade de software livre</text:p>
                      </text:list-item>
                    </text:list>
                  </text:list-item>
                </text:list>
              </text:list-item>
              <text:list-item>
                <text:p>O IME, o CCSL e o software livre</text:p>
                <text:list>
                  <text:list-item>
                    <text:list>
                      <text:list-item>
                        <text:p>O IME está envolvido com software livre há décadas</text:p>
                      </text:list-item>
                      <text:list-item>
                        <text:p>CCSL fornece apoio institucional</text:p>
                        <text:list>
                          <text:list-item>
                            <text:p>Pesquisa, desenvolvimento e disseminação</text:p>
                          </text:list-item>
                          <text:list-item>
                            <text:p>Ensino, pesquisa e extensão</text:p>
                          </text:list-item>
                        </text:list>
                      </text:list-item>
                      <text:list-item>
                        <text:p>Vários projetos para você participa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Negr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Negrito" style:font-family-generic="swiss" style:font-pitch="variable"/>
    <style:font-face style:name="DejaVu Sans Condensed" svg:font-family="'DejaVu Sans Condensed'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2" draw:display-name="Bitmape 2" xlink:href="Pictures/10000000000004000000024011482EF43D69D88C.jpg" xlink:type="simple" xlink:show="embed" xlink:actuate="onLoad"/>
    <draw:fill-image draw:name="background" xlink:href="Pictures/10000000000004000000024011482EF43D69D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g_5f_titulo-background" style:display-name="pg_titulo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pg_5f_titulo-backgroundobjects" style:display-name="pg_ti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titulo-notes" style:display-name="pg_ti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g_5f_titulo-outline1" style:display-name="pg_titulo-outline1" style:family="presentation">
      <style:graphic-properties draw:stroke="none" draw:fill="none" draw:fill-image-width="0cm" draw:fill-image-height="0cm" draw:auto-grow-height="false" draw:fit-to-size="shrink-to-fit" fo:min-height="9.75cm" fo:padding-left="-0.2cm" fo:wrap-option="wrap">
        <text:list-style style:name="pg_5f_titulo-outline1" style:display-name="pg_titulo-outline1">
          <text:list-level-style-number text:level="1" style:num-format="">
            <style:list-level-properties/>
            <style:text-properties fo:color="#800000" fo:font-size="140%"/>
          </text:list-level-style-number>
          <text:list-level-style-number text:level="2" style:num-format="">
            <style:list-level-properties/>
            <style:text-properties fo:color="#800000" fo:font-size="140%"/>
          </text:list-level-style-number>
          <text:list-level-style-number text:level="3" style:num-format="">
            <style:list-level-properties/>
            <style:text-properties fo:color="#800000" fo:font-size="140%"/>
          </text:list-level-style-number>
          <text:list-level-style-number text:level="4" style:num-format="">
            <style:list-level-properties/>
            <style:text-properties fo:color="#800000" fo:font-size="100%"/>
          </text:list-level-style-number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ejaVu Sans2" fo:font-family="'DejaVu Sans'" style:font-style-name="Negrito" style:font-family-generic="swiss" style:font-pitch="variable" fo:font-size="2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g_5f_titulo-outline2" style:display-name="pg_titulo-outline2" style:family="presentation" style:parent-style-name="pg_5f_titulo-outline1">
      <style:paragraph-properties fo:margin-top="0cm" fo:margin-bottom="0.4cm"/>
      <style:text-properties fo:color="#000000" fo:font-size="22pt" fo:font-style="oblique" fo:font-weight="normal" style:font-size-asian="28pt" style:font-size-complex="28pt"/>
    </style:style>
    <style:style style:name="pg_5f_titulo-outline3" style:display-name="pg_titulo-outline3" style:family="presentation" style:parent-style-name="pg_5f_titulo-outline2">
      <style:paragraph-properties fo:margin-top="0cm" fo:margin-bottom="0.3cm"/>
      <style:text-properties fo:font-size="22pt" style:font-size-asian="24pt" style:font-size-complex="24pt"/>
    </style:style>
    <style:style style:name="pg_5f_titulo-outline4" style:display-name="pg_titulo-outline4" style:family="presentation" style:parent-style-name="pg_5f_titulo-outline3">
      <style:paragraph-properties fo:margin-top="0cm" fo:margin-bottom="0.2cm"/>
      <style:text-properties fo:font-size="20pt" fo:font-style="oblique" style:font-size-asian="20pt" style:font-size-complex="20pt"/>
    </style:style>
    <style:style style:name="pg_5f_titulo-outline5" style:display-name="pg_titulo-outline5" style:family="presentation" style:parent-style-name="pg_5f_titulo-outline4">
      <style:paragraph-properties fo:margin-top="0cm" fo:margin-bottom="0.1cm"/>
      <style:text-properties fo:font-size="20pt" style:font-size-asian="20pt" style:font-size-complex="20pt"/>
    </style:style>
    <style:style style:name="pg_5f_titulo-outline6" style:display-name="pg_titulo-outline6" style:family="presentation" style:parent-style-name="pg_5f_titulo-outline5">
      <style:paragraph-properties fo:margin-top="0cm" fo:margin-bottom="0.1cm"/>
      <style:text-properties fo:font-size="20pt" style:font-size-asian="20pt" style:font-size-complex="20pt"/>
    </style:style>
    <style:style style:name="pg_5f_titulo-outline7" style:display-name="pg_titulo-outline7" style:family="presentation" style:parent-style-name="pg_5f_titulo-outline6">
      <style:paragraph-properties fo:margin-top="0cm" fo:margin-bottom="0.1cm"/>
      <style:text-properties fo:font-size="20pt" style:font-size-asian="20pt" style:font-size-complex="20pt"/>
    </style:style>
    <style:style style:name="pg_5f_titulo-outline8" style:display-name="pg_titulo-outline8" style:family="presentation" style:parent-style-name="pg_5f_titulo-outline7">
      <style:paragraph-properties fo:margin-top="0cm" fo:margin-bottom="0.1cm"/>
      <style:text-properties fo:font-size="20pt" style:font-size-asian="20pt" style:font-size-complex="20pt"/>
    </style:style>
    <style:style style:name="pg_5f_titulo-outline9" style:display-name="pg_titulo-outline9" style:family="presentation" style:parent-style-name="pg_5f_titulo-outline8">
      <style:paragraph-properties fo:margin-top="0cm" fo:margin-bottom="0.1cm"/>
      <style:text-properties fo:font-size="20pt" style:font-size-asian="20pt" style:font-size-complex="20pt"/>
    </style:style>
    <style:style style:name="pg_5f_titulo-subtitle" style:display-name="pg_titulo-subtitle" style:family="presentation">
      <style:graphic-properties draw:stroke="none" draw:fill="none" draw:textarea-vertical-align="middle">
        <text:list-style style:name="pg_5f_titulo-subtitle" style:display-name="pg_ti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titulo-title" style:display-name="pg_titulo-title" style:family="presentation">
      <style:graphic-properties draw:stroke="none" draw:fill="none" draw:fill-image-width="0cm" draw:fill-image-height="0cm" draw:textarea-vertical-align="middle" draw:auto-grow-height="false" fo:padding-left="2.5cm" fo:padding-right="2.5cm" draw:shadow="visible" draw:shadow-offset-x="0.1cm" draw:shadow-offset-y="0.1cm" draw:shadow-color="#cccccc">
        <text:list-style style:name="pg_5f_titulo-title" style:display-name="pg_ti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800000" style:text-outline="false" style:text-line-through-style="none" style:text-line-through-type="none" style:font-name="DejaVu Sans2" fo:font-family="'DejaVu Sans'" style:font-style-name="Negrito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g_5f_simples-background" style:display-name="pg_simp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g_5f_simples-backgroundobjects" style:display-name="pg_simp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simples-notes" style:display-name="pg_simp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g_5f_simples-outline1" style:display-name="pg_simples-outline1" style:family="presentation">
      <style:graphic-properties draw:stroke="none" draw:fill="none" draw:fill-image-width="0cm" draw:fill-image-height="0cm" draw:auto-grow-height="false" draw:fit-to-size="shrink-to-fit" fo:padding-left="0cm" fo:wrap-option="wrap">
        <text:list-style style:name="pg_5f_simples-outline1" style:display-name="pg_simples-outline1">
          <text:list-level-style-bullet text:level="1" text:bullet-char="•">
            <style:list-level-properties text:min-label-width="0.6cm"/>
            <style:text-properties fo:font-family="Ubuntu" style:font-style-name="Regular" fo:color="#800000" fo:font-size="140%"/>
          </text:list-level-style-bullet>
          <text:list-level-style-bullet text:level="2" text:bullet-char="•">
            <style:list-level-properties text:space-before="0.7cm" text:min-label-width="0.6cm"/>
            <style:text-properties fo:font-family="Ubuntu" style:font-style-name="Regular" fo:color="#800000" fo:font-size="140%"/>
          </text:list-level-style-bullet>
          <text:list-level-style-bullet text:level="3" text:bullet-char="-">
            <style:list-level-properties text:space-before="1.3cm" text:min-label-width="0.5cm"/>
            <style:text-properties fo:font-family="Ubuntu" style:font-style-name="Regular" fo:color="#800000" fo:font-size="140%"/>
          </text:list-level-style-bullet>
          <text:list-level-style-bullet text:level="4" text:bullet-char="»">
            <style:list-level-properties text:space-before="2cm" text:min-label-width="0.5cm"/>
            <style:text-properties fo:font-family="Ubuntu" style:font-style-name="Regular" fo:color="#800000" fo:font-size="100%"/>
          </text:list-level-style-bullet>
          <text:list-level-style-bullet text:level="5" text:bullet-char="●">
            <style:list-level-properties text:space-before="2.6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3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4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7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6.1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>
        <style:tab-stops/>
      </style:paragraph-properties>
      <style:text-properties fo:font-variant="normal" fo:text-transform="none" fo:color="#800000" style:text-outline="false" style:text-line-through-style="none" style:text-line-through-type="none" style:font-name="DejaVu Sans2" fo:font-family="'DejaVu Sans'" style:font-style-name="Negrito" style:font-family-generic="swiss" style:font-pitch="variable" fo:font-size="2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simples-outline2" style:display-name="pg_simples-outline2" style:family="presentation" style:parent-style-name="pg_5f_simples-outline1">
      <style:paragraph-properties fo:margin-left="0cm" fo:margin-right="0cm" fo:margin-top="0cm" fo:margin-bottom="0.4cm" fo:text-indent="0cm"/>
      <style:text-properties fo:color="#000000" fo:font-size="26pt" fo:font-weight="normal" style:font-size-asian="28pt" style:font-size-complex="28pt"/>
    </style:style>
    <style:style style:name="pg_5f_simples-outline3" style:display-name="pg_simples-outline3" style:family="presentation" style:parent-style-name="pg_5f_simples-outline2">
      <style:paragraph-properties fo:margin-left="0cm" fo:margin-right="0cm" fo:margin-top="0cm" fo:margin-bottom="0.3cm" fo:text-indent="0cm"/>
      <style:text-properties fo:font-size="22pt" style:font-size-asian="24pt" style:font-size-complex="24pt"/>
    </style:style>
    <style:style style:name="pg_5f_simples-outline4" style:display-name="pg_simples-outline4" style:family="presentation" style:parent-style-name="pg_5f_simples-outline3">
      <style:paragraph-properties fo:margin-left="0cm" fo:margin-right="0cm" fo:margin-top="0cm" fo:margin-bottom="0.2cm" fo:text-indent="0cm"/>
      <style:text-properties fo:font-size="20pt" fo:font-style="oblique" style:font-size-asian="20pt" style:font-size-complex="20pt"/>
    </style:style>
    <style:style style:name="pg_5f_simples-outline5" style:display-name="pg_simples-outline5" style:family="presentation" style:parent-style-name="pg_5f_simpl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outline6" style:display-name="pg_simples-outline6" style:family="presentation" style:parent-style-name="pg_5f_simpl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outline7" style:display-name="pg_simples-outline7" style:family="presentation" style:parent-style-name="pg_5f_simpl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outline8" style:display-name="pg_simples-outline8" style:family="presentation" style:parent-style-name="pg_5f_simpl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outline9" style:display-name="pg_simples-outline9" style:family="presentation" style:parent-style-name="pg_5f_simpl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subtitle" style:display-name="pg_simples-subtitle" style:family="presentation">
      <style:graphic-properties draw:stroke="none" draw:fill="none" draw:textarea-vertical-align="middle">
        <text:list-style style:name="pg_5f_simples-subtitle" style:display-name="pg_simp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simples-title" style:display-name="pg_simples-title" style:family="presentation">
      <style:graphic-properties draw:stroke="none" draw:fill="none" draw:fill-image-width="0cm" draw:fill-image-height="0cm" draw:textarea-vertical-align="middle" draw:auto-grow-height="false" draw:shadow="hidden" draw:shadow-offset-x="0.1cm" draw:shadow-offset-y="0.1cm" draw:shadow-color="#cccccc">
        <text:list-style style:name="pg_5f_simples-title" style:display-name="pg_simp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800000" style:text-outline="false" style:text-line-through-style="none" style:text-line-through-type="none" style:font-name="DejaVu Sans2" fo:font-family="'DejaVu Sans'" style:font-style-name="Negrito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g_5f_resumo_5f_highlight-background" style:display-name="pg_resumo_highlight-background" style:family="presentation">
      <style:graphic-properties draw:stroke="none" draw:fill="bitmap" draw:fill-image-name="background" style:repeat="stretch"/>
      <style:text-properties style:letter-kerning="true"/>
    </style:style>
    <style:style style:name="pg_5f_resumo_5f_highlight-backgroundobjects" style:display-name="pg_resumo_high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resumo_5f_highlight-notes" style:display-name="pg_resumo_high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g_5f_resumo_5f_highlight-outline1" style:display-name="pg_resumo_highlight-outline1" style:family="presentation">
      <style:graphic-properties draw:stroke="none" draw:fill="none" draw:fill-image-width="0cm" draw:fill-image-height="0cm" draw:auto-grow-height="false" draw:fit-to-size="shrink-to-fit" fo:padding-left="0cm" fo:wrap-option="wrap">
        <text:list-style style:name="pg_5f_resumo_5f_highlight-outline1" style:display-name="pg_resumo_highlight-outline1">
          <text:list-level-style-bullet text:level="1" text:bullet-char="•">
            <style:list-level-properties text:min-label-width="0.6cm"/>
            <style:text-properties fo:font-family="Ubuntu" style:font-style-name="Regular" fo:color="#808080" fo:font-size="140%"/>
          </text:list-level-style-bullet>
          <text:list-level-style-bullet text:level="2" text:bullet-char="•">
            <style:list-level-properties text:min-label-width="0.6cm"/>
            <style:text-properties fo:font-family="Ubuntu" style:font-style-name="Regular" fo:color="#ff0000" fo:font-size="140%"/>
          </text:list-level-style-bullet>
          <text:list-level-style-bullet text:level="3" text:bullet-char="-">
            <style:list-level-properties text:space-before="0.7cm" text:min-label-width="0.6cm"/>
            <style:text-properties fo:font-family="Ubuntu" style:font-style-name="Regular" fo:color="#808080" fo:font-size="140%"/>
          </text:list-level-style-bullet>
          <text:list-level-style-bullet text:level="4" text:bullet-char="»">
            <style:list-level-properties text:space-before="1.4cm" text:min-label-width="0.6cm"/>
            <style:text-properties fo:font-family="Ubuntu" style:font-style-name="Regular" fo:color="#808080" fo:font-size="100%"/>
          </text:list-level-style-bullet>
          <text:list-level-style-bullet text:level="5" text:bullet-char="●">
            <style:list-level-properties text:space-before="2.1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3.5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4.9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5.6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left="0cm" fo:margin-right="0cm" fo:margin-top="0cm" fo:margin-bottom="0.342cm" fo:text-indent="0cm">
        <style:tab-stops/>
      </style:paragraph-properties>
      <style:text-properties fo:font-variant="normal" fo:text-transform="none" fo:color="#808080" style:text-outline="false" style:text-line-through-style="none" style:text-line-through-type="none" style:font-name="DejaVu Sans2" fo:font-family="'DejaVu Sans'" style:font-style-name="Negrito" style:font-family-generic="swiss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resumo_5f_highlight-outline2" style:display-name="pg_resumo_highlight-outline2" style:family="presentation" style:parent-style-name="pg_5f_resumo_5f_highlight-outline1">
      <style:paragraph-properties fo:margin-left="0cm" fo:margin-right="0cm" fo:margin-top="0cm" fo:margin-bottom="0.34cm" fo:text-indent="0cm">
        <style:tab-stops/>
      </style:paragraph-properties>
      <style:text-properties fo:color="#ff0000" fo:font-size="22pt" fo:font-weight="bold" style:font-size-asian="28pt" style:font-size-complex="28pt"/>
    </style:style>
    <style:style style:name="pg_5f_resumo_5f_highlight-outline3" style:display-name="pg_resumo_highlight-outline3" style:family="presentation" style:parent-style-name="pg_5f_resumo_5f_highlight-outline2">
      <style:paragraph-properties fo:margin-left="0cm" fo:margin-right="0cm" fo:margin-top="0cm" fo:margin-bottom="0.3cm" fo:text-indent="0cm"/>
      <style:text-properties fo:color="#808080" fo:font-size="20pt" fo:font-weight="normal" style:font-size-asian="24pt" style:font-size-complex="24pt"/>
    </style:style>
    <style:style style:name="pg_5f_resumo_5f_highlight-outline4" style:display-name="pg_resumo_highlight-outline4" style:family="presentation" style:parent-style-name="pg_5f_resumo_5f_highlight-outline3">
      <style:paragraph-properties fo:margin-left="0cm" fo:margin-right="0cm" fo:margin-top="0cm" fo:margin-bottom="0.2cm" fo:text-indent="0cm"/>
      <style:text-properties fo:font-size="20pt" fo:font-style="oblique" style:font-size-asian="20pt" style:font-size-complex="20pt"/>
    </style:style>
    <style:style style:name="pg_5f_resumo_5f_highlight-outline5" style:display-name="pg_resumo_highlight-outline5" style:family="presentation" style:parent-style-name="pg_5f_resumo_5f_highligh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outline6" style:display-name="pg_resumo_highlight-outline6" style:family="presentation" style:parent-style-name="pg_5f_resumo_5f_highligh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outline7" style:display-name="pg_resumo_highlight-outline7" style:family="presentation" style:parent-style-name="pg_5f_resumo_5f_highligh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outline8" style:display-name="pg_resumo_highlight-outline8" style:family="presentation" style:parent-style-name="pg_5f_resumo_5f_highligh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outline9" style:display-name="pg_resumo_highlight-outline9" style:family="presentation" style:parent-style-name="pg_5f_resumo_5f_highligh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subtitle" style:display-name="pg_resumo_highlight-subtitle" style:family="presentation">
      <style:graphic-properties draw:stroke="none" draw:fill="none" draw:textarea-vertical-align="middle">
        <text:list-style style:name="pg_5f_resumo_5f_highlight-subtitle" style:display-name="pg_resumo_high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resumo_5f_highlight-title" style:display-name="pg_resumo_highlight-title" style:family="presentation">
      <style:graphic-properties draw:stroke="none" draw:fill="none" draw:fill-image-width="0cm" draw:fill-image-height="0cm" draw:textarea-vertical-align="middle" draw:auto-grow-height="false" draw:shadow="hidden" draw:shadow-offset-x="0.1cm" draw:shadow-offset-y="0.1cm" draw:shadow-color="#cccccc">
        <text:list-style style:name="pg_5f_resumo_5f_highlight-title" style:display-name="pg_resumo_high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800000" style:text-outline="false" style:text-line-through-style="none" style:text-line-through-type="none" style:font-name="DejaVu Sans2" fo:font-family="'DejaVu Sans'" style:font-style-name="Negrito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g_5f_resumo-background" style:display-name="pg_resum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g_5f_resumo-backgroundobjects" style:display-name="pg_resum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resumo-notes" style:display-name="pg_resum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g_5f_resumo-outline1" style:display-name="pg_resumo-outline1" style:family="presentation">
      <style:graphic-properties draw:stroke="none" draw:fill="none" draw:fill-image-width="0cm" draw:fill-image-height="0cm" draw:auto-grow-height="false" draw:fit-to-size="shrink-to-fit" fo:padding-left="0cm" fo:wrap-option="wrap">
        <text:list-style style:name="pg_5f_resumo-outline1" style:display-name="pg_resumo-outline1">
          <text:list-level-style-bullet text:level="1" text:bullet-char="•">
            <style:list-level-properties text:min-label-width="0.6cm"/>
            <style:text-properties fo:font-family="Ubuntu" style:font-style-name="Regular" fo:color="#800000" fo:font-size="140%"/>
          </text:list-level-style-bullet>
          <text:list-level-style-bullet text:level="2" text:bullet-char="•">
            <style:list-level-properties text:min-label-width="0.6cm"/>
            <style:text-properties fo:font-family="Ubuntu" style:font-style-name="Regular" fo:color="#800000" fo:font-size="140%"/>
          </text:list-level-style-bullet>
          <text:list-level-style-bullet text:level="3" text:bullet-char="-">
            <style:list-level-properties text:space-before="0.7cm" text:min-label-width="0.6cm"/>
            <style:text-properties fo:font-family="Ubuntu" style:font-style-name="Regular" fo:color="#000000" fo:font-size="140%"/>
          </text:list-level-style-bullet>
          <text:list-level-style-bullet text:level="4" text:bullet-char="»">
            <style:list-level-properties text:space-before="1.4cm" text:min-label-width="0.6cm"/>
            <style:text-properties fo:font-family="Ubuntu" style:font-style-name="Regular" fo:color="#800000" fo:font-size="100%"/>
          </text:list-level-style-bullet>
          <text:list-level-style-bullet text:level="5" text:bullet-char="●">
            <style:list-level-properties text:space-before="2.1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3.5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4.9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6cm" text:min-label-width="0.6cm"/>
            <style:text-properties fo:font-family="StarSymbol" fo:color="#800000" fo:font-size="45%"/>
          </text:list-level-style-bullet>
        </text:list-style>
      </style:graphic-properties>
      <style:paragraph-properties fo:margin-left="0cm" fo:margin-right="0cm" fo:margin-top="0cm" fo:margin-bottom="0.342cm" fo:text-indent="0cm">
        <style:tab-stops/>
      </style:paragraph-properties>
      <style:text-properties fo:font-variant="normal" fo:text-transform="none" fo:color="#800000" style:text-outline="false" style:text-line-through-style="none" style:text-line-through-type="none" style:font-name="DejaVu Sans2" fo:font-family="'DejaVu Sans'" style:font-style-name="Negrito" style:font-family-generic="swiss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resumo-outline2" style:display-name="pg_resumo-outline2" style:family="presentation" style:parent-style-name="pg_5f_resumo-outline1">
      <style:paragraph-properties fo:margin-left="0cm" fo:margin-right="0cm" fo:margin-top="0cm" fo:margin-bottom="0.34cm" fo:text-indent="0cm">
        <style:tab-stops/>
      </style:paragraph-properties>
      <style:text-properties fo:color="#800000" fo:font-size="22pt" fo:font-weight="bold" style:font-size-asian="28pt" style:font-size-complex="28pt"/>
    </style:style>
    <style:style style:name="pg_5f_resumo-outline3" style:display-name="pg_resumo-outline3" style:family="presentation" style:parent-style-name="pg_5f_resumo-outline2">
      <style:paragraph-properties fo:margin-left="0cm" fo:margin-right="0cm" fo:margin-top="0cm" fo:margin-bottom="0.3cm" fo:text-indent="0cm"/>
      <style:text-properties fo:color="#000000" fo:font-size="20pt" fo:font-weight="normal" style:font-size-asian="24pt" style:font-size-complex="24pt"/>
    </style:style>
    <style:style style:name="pg_5f_resumo-outline4" style:display-name="pg_resumo-outline4" style:family="presentation" style:parent-style-name="pg_5f_resumo-outline3">
      <style:paragraph-properties fo:margin-left="0cm" fo:margin-right="0cm" fo:margin-top="0cm" fo:margin-bottom="0.2cm" fo:text-indent="0cm"/>
      <style:text-properties fo:font-size="20pt" fo:font-style="oblique" style:font-size-asian="20pt" style:font-size-complex="20pt"/>
    </style:style>
    <style:style style:name="pg_5f_resumo-outline5" style:display-name="pg_resumo-outline5" style:family="presentation" style:parent-style-name="pg_5f_resum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outline6" style:display-name="pg_resumo-outline6" style:family="presentation" style:parent-style-name="pg_5f_resum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outline7" style:display-name="pg_resumo-outline7" style:family="presentation" style:parent-style-name="pg_5f_resum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outline8" style:display-name="pg_resumo-outline8" style:family="presentation" style:parent-style-name="pg_5f_resum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outline9" style:display-name="pg_resumo-outline9" style:family="presentation" style:parent-style-name="pg_5f_resum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subtitle" style:display-name="pg_resumo-subtitle" style:family="presentation">
      <style:graphic-properties draw:stroke="none" draw:fill="none" draw:textarea-vertical-align="middle">
        <text:list-style style:name="pg_5f_resumo-subtitle" style:display-name="pg_resum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resumo-title" style:display-name="pg_resumo-title" style:family="presentation">
      <style:graphic-properties draw:stroke="none" draw:fill="none" draw:fill-image-width="0cm" draw:fill-image-height="0cm" draw:textarea-vertical-align="middle" draw:auto-grow-height="false" draw:shadow="hidden" draw:shadow-offset-x="0.1cm" draw:shadow-offset-y="0.1cm" draw:shadow-color="#cccccc">
        <text:list-style style:name="pg_5f_resumo-title" style:display-name="pg_resum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800000" style:text-outline="false" style:text-line-through-style="none" style:text-line-through-type="none" style:font-name="DejaVu Sans2" fo:font-family="'DejaVu Sans'" style:font-style-name="Negrito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61cm"/>
    </style:style>
    <style:style style:name="Mgr5" style:family="graphic" style:parent-style-name="standard">
      <style:graphic-properties svg:stroke-width="0.106cm" svg:stroke-color="#000000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" style:family="presentation" style:parent-style-name="pg_5f_titulo-backgroundobjects">
      <style:graphic-properties draw:stroke="none" draw:fill="none" draw:fill-color="#ffffff" draw:auto-grow-height="false" fo:min-height="1.449cm" style:protect="position size"/>
    </style:style>
    <style:style style:name="Mpr2" style:family="presentation" style:parent-style-name="pg_5f_ti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g_5f_ti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g_5f_simples-backgroundobjects">
      <style:graphic-properties draw:stroke="none" draw:fill="none" draw:fill-color="#ffffff" draw:auto-grow-height="false" fo:min-height="1.449cm" style:protect="position size"/>
    </style:style>
    <style:style style:name="Mpr5" style:family="presentation" style:parent-style-name="pg_5f_simpl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pg_5f_simpl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g_5f_resumo_5f_highlight-outline1">
      <style:graphic-properties fo:min-height="12.18cm"/>
    </style:style>
    <style:style style:name="Mpr8" style:family="presentation" style:parent-style-name="pg_5f_resumo_5f_highlight-backgroundobjects">
      <style:graphic-properties draw:stroke="none" draw:fill="none" draw:fill-color="#ffffff" draw:auto-grow-height="false" fo:min-height="1.449cm" style:protect="position size"/>
    </style:style>
    <style:style style:name="Mpr9" style:family="presentation" style:parent-style-name="pg_5f_resumo_5f_highligh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g_5f_resumo_5f_highligh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pg_5f_resumo-outline1">
      <style:graphic-properties fo:min-height="12.18cm"/>
    </style:style>
    <style:style style:name="Mpr12" style:family="presentation" style:parent-style-name="pg_5f_resumo-backgroundobjects">
      <style:graphic-properties draw:stroke="none" draw:fill="none" draw:fill-color="#ffffff" draw:auto-grow-height="false" fo:min-height="1.449cm" style:protect="position size"/>
    </style:style>
    <style:style style:name="Mpr13" style:family="presentation" style:parent-style-name="pg_5f_resum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g_5f_resum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top="0.42cm" fo:margin-bottom="0.35cm"/>
    </style:style>
    <style:style style:name="MP7" style:family="paragraph">
      <loext:graphic-properties draw:fill="none"/>
      <style:paragraph-properties fo:margin-top="0.42cm" fo:margin-bottom="0.35cm"/>
      <style:text-properties fo:font-size="10pt"/>
    </style:style>
    <style:style style:name="MP8" style:family="paragraph">
      <loext:graphic-properties draw:fill="none"/>
      <style:paragraph-properties fo:margin-top="0cm" fo:margin-bottom="0cm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6pt" style:font-size-asian="16pt" style:font-size-complex="16pt"/>
    </style:style>
    <style:style style:name="MT3" style:family="text">
      <style:text-properties fo:font-size="10pt"/>
    </style:style>
    <style:style style:name="MT4" style:family="text">
      <style:text-properties fo:color="#999999" style:font-name="DejaVu Sans Condensed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800000" fo:font-size="140%"/>
      </text:list-level-style-number>
      <text:list-level-style-number text:level="2" style:num-format="">
        <style:list-level-properties/>
        <style:text-properties fo:color="#800000" fo:font-size="140%"/>
      </text:list-level-style-number>
      <text:list-level-style-number text:level="3" style:num-format="">
        <style:list-level-properties/>
        <style:text-properties fo:color="#800000" fo:font-size="140%"/>
      </text:list-level-style-number>
      <text:list-level-style-number text:level="4" style:num-format="">
        <style:list-level-properties/>
        <style:text-properties fo:color="#8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cm"/>
        <style:text-properties fo:font-family="Ubuntu" style:font-style-name="Regular" fo:color="#808080" fo:font-size="140%"/>
      </text:list-level-style-bullet>
      <text:list-level-style-bullet text:level="2" text:bullet-char="•">
        <style:list-level-properties text:min-label-width="0.6cm"/>
        <style:text-properties fo:font-family="Ubuntu" style:font-style-name="Regular" fo:color="#ff0000" fo:font-size="140%"/>
      </text:list-level-style-bullet>
      <text:list-level-style-bullet text:level="3" text:bullet-char="-">
        <style:list-level-properties text:space-before="0.7cm" text:min-label-width="0.6cm"/>
        <style:text-properties fo:font-family="Ubuntu" style:font-style-name="Regular" fo:color="#808080" fo:font-size="140%"/>
      </text:list-level-style-bullet>
      <text:list-level-style-bullet text:level="4" text:bullet-char="»">
        <style:list-level-properties text:space-before="1.4cm" text:min-label-width="0.6cm"/>
        <style:text-properties fo:font-family="Ubuntu" style:font-style-name="Regular" fo:color="#808080" fo:font-size="100%"/>
      </text:list-level-style-bullet>
      <text:list-level-style-bullet text:level="5" text:bullet-char="●">
        <style:list-level-properties text:space-before="2.1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4.9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5.6cm" text:min-label-width="0.6cm"/>
        <style:text-properties fo:font-family="StarSymbol" fo:color="#808080" fo:font-size="45%"/>
      </text:list-level-style-bullet>
    </text:list-style>
    <text:list-style style:name="ML5">
      <text:list-level-style-bullet text:level="1" text:bullet-char="•">
        <style:list-level-properties text:min-label-width="0.6cm"/>
        <style:text-properties fo:font-family="Ubuntu" style:font-style-name="Regular" fo:color="#800000" fo:font-size="140%"/>
      </text:list-level-style-bullet>
      <text:list-level-style-bullet text:level="2" text:bullet-char="•">
        <style:list-level-properties text:min-label-width="0.6cm"/>
        <style:text-properties fo:font-family="Ubuntu" style:font-style-name="Regular" fo:color="#800000" fo:font-size="140%"/>
      </text:list-level-style-bullet>
      <text:list-level-style-bullet text:level="3" text:bullet-char="-">
        <style:list-level-properties text:space-before="0.7cm" text:min-label-width="0.6cm"/>
        <style:text-properties fo:font-family="Ubuntu" style:font-style-name="Regular" fo:color="#000000" fo:font-size="140%"/>
      </text:list-level-style-bullet>
      <text:list-level-style-bullet text:level="4" text:bullet-char="»">
        <style:list-level-properties text:space-before="1.4cm" text:min-label-width="0.6cm"/>
        <style:text-properties fo:font-family="Ubuntu" style:font-style-name="Regular" fo:color="#800000" fo:font-size="100%"/>
      </text:list-level-style-bullet>
      <text:list-level-style-bullet text:level="5" text:bullet-char="●">
        <style:list-level-properties text:space-before="2.1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4.9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6cm" text:min-label-width="0.6cm"/>
        <style:text-properties fo:font-family="StarSymbol" fo:color="#8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g_5f_titulo" style:display-name="pg_titulo" style:page-layout-name="PM1" draw:style-name="Mdp1">
      <draw:frame presentation:style-name="pg_5f_titulo-title" draw:layer="backgroundobjects" svg:width="28cm" svg:height="2.627cm" svg:x="0cm" svg:y="3.4cm" presentation:class="title" presentation:placeholder="true">
        <draw:text-box/>
      </draw:frame>
      <draw:frame presentation:style-name="pg_5f_titulo-outline1" draw:layer="backgroundobjects" svg:width="27.9cm" svg:height="10cm" svg:x="0.2cm" svg:y="10.8cm" presentation:class="outline">
        <draw:text-box>
          <text:list text:style-name="ML2">
            <text:list-item>
              <text:p>Primeiro nível</text:p>
              <text:list>
                <text:list-item>
                  <text:p>Segundo nível</text:p>
                  <text:list>
                    <text:list-item>
                      <text:p>Terceiro nível</text:p>
                      <text:list>
                        <text:list-item>
                          <text:p>Quarto nível</text:p>
                          <text:list>
                            <text:list-item>
                              <text:p>Quinto ní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" draw:text-style-name="MP4" draw:layer="backgroundobjects" svg:width="1.6cm" svg:height="0.6cm" svg:x="26.2cm" svg:y="20.2cm" presentation:class="page-number">
        <draw:text-box>
          <text:p text:style-name="MP3"><text:span text:style-name="MT2"><text:page-number>&lt;número&gt;</text:page-number></text:span><text:span text:style-name="MT2">/</text:span><text:span text:style-name="MT2"><text:page-count>29</text:page-count></text:span></text:p>
        </draw:text-box>
      </draw:frame>
      <draw:frame draw:style-name="Mgr3" draw:text-style-name="MP5" draw:layer="backgroundobjects" svg:width="3.103cm" svg:height="1.092cm" svg:x="0.401cm" svg:y="19.6cm">
        <draw:image xlink:href="Pictures/10000201000000580000001F7D6E7D86E7CE4ECB.png" xlink:type="simple" xlink:show="embed" xlink:actuate="onLoad">
          <text:p/>
        </draw:image>
      </draw:frame>
      <draw:frame draw:style-name="Mgr4" draw:text-style-name="MP7" draw:layer="backgroundobjects" svg:width="14.6cm" svg:height="0.86cm" svg:x="3.6cm" svg:y="19.74cm">
        <draw:text-box>
          <text:p text:style-name="MP6"><text:span text:style-name="MT3">Licensed under the </text:span><text:span text:style-name="MT3"><text:a xlink:href="http://creativecommons.org/licenses/by/4.0/" xlink:type="simple">Creative Commons Attribution 4.0 International</text:a></text:span><text:span text:style-name="MT3"> License (CC-BY 4.0).</text:span></text:p>
        </draw:text-box>
      </draw:frame>
      <presentation:notes style:page-layout-name="PM0">
        <draw:page-thumbnail presentation:style-name="pg_5f_titulo-title" draw:layer="backgroundobjects" svg:width="14.848cm" svg:height="11.136cm" svg:x="3.075cm" svg:y="2.257cm" presentation:class="page"/>
        <draw:frame presentation:style-name="pg_5f_ti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g_5f_simples" style:display-name="pg_simples" style:page-layout-name="PM1" draw:style-name="Mdp2">
      <draw:frame presentation:style-name="pg_5f_simples-title" draw:layer="backgroundobjects" svg:width="17.7cm" svg:height="2.627cm" svg:x="10.2cm" svg:y="-0.037cm" presentation:class="title" presentation:placeholder="true">
        <draw:text-box/>
      </draw:frame>
      <draw:frame presentation:style-name="pg_5f_simples-outline1" draw:layer="backgroundobjects" svg:width="27.9cm" svg:height="17.8cm" svg:x="0.1cm" svg:y="3cm" presentation:class="outline" presentation:placeholder="true">
        <draw:text-box/>
      </draw:frame>
      <draw:frame presentation:style-name="Mpr4" draw:text-style-name="MP4" draw:layer="backgroundobjects" svg:width="1.6cm" svg:height="0.6cm" svg:x="26.2cm" svg:y="20.2cm" presentation:class="page-number">
        <draw:text-box>
          <text:p text:style-name="MP3"><text:span text:style-name="MT4"><text:page-number>&lt;número&gt;</text:page-number></text:span><text:span text:style-name="MT4">/</text:span><text:span text:style-name="MT4"><text:page-count>29</text:page-count></text:span></text:p>
        </draw:text-box>
      </draw:frame>
      <draw:line draw:style-name="Mgr5" draw:text-style-name="MP8" draw:layer="backgroundobjects" svg:x1="0cm" svg:y1="2.73cm" svg:x2="28cm" svg:y2="2.73cm">
        <text:p/>
      </draw:line>
      <presentation:notes style:page-layout-name="PM0">
        <draw:page-thumbnail presentation:style-name="pg_5f_simples-title" draw:layer="backgroundobjects" svg:width="14.848cm" svg:height="11.136cm" svg:x="3.075cm" svg:y="2.257cm" presentation:class="page"/>
        <draw:frame presentation:style-name="pg_5f_simpl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g_5f_resumo_5f_highlight" style:display-name="pg_resumo_highlight" style:page-layout-name="PM1" draw:style-name="Mdp2">
      <draw:frame presentation:style-name="pg_5f_resumo_5f_highlight-title" draw:layer="backgroundobjects" svg:width="17.7cm" svg:height="2.627cm" svg:x="10.2cm" svg:y="-0.037cm" presentation:class="title" presentation:placeholder="true">
        <draw:text-box/>
      </draw:frame>
      <draw:frame presentation:style-name="Mpr7" draw:layer="backgroundobjects" svg:width="27.9cm" svg:height="17.8cm" svg:x="0.1cm" svg:y="3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1.6cm" svg:height="0.6cm" svg:x="26.2cm" svg:y="20.2cm" presentation:class="page-number">
        <draw:text-box>
          <text:p text:style-name="MP3"><text:span text:style-name="MT4"><text:page-number>&lt;número&gt;</text:page-number></text:span><text:span text:style-name="MT4">/</text:span><text:span text:style-name="MT4"><text:page-count>29</text:page-count></text:span></text:p>
        </draw:text-box>
      </draw:frame>
      <draw:line draw:style-name="Mgr5" draw:text-style-name="MP8" draw:layer="backgroundobjects" svg:x1="0cm" svg:y1="2.73cm" svg:x2="28cm" svg:y2="2.73cm">
        <text:p/>
      </draw:line>
      <presentation:notes style:page-layout-name="PM0">
        <draw:page-thumbnail presentation:style-name="pg_5f_resumo_5f_highlight-title" draw:layer="backgroundobjects" svg:width="14.848cm" svg:height="11.136cm" svg:x="3.075cm" svg:y="2.257cm" presentation:class="page"/>
        <draw:frame presentation:style-name="pg_5f_resumo_5f_highligh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g_5f_resumo" style:display-name="pg_resumo" style:page-layout-name="PM1" draw:style-name="Mdp2">
      <draw:frame presentation:style-name="pg_5f_resumo-title" draw:layer="backgroundobjects" svg:width="17.7cm" svg:height="2.627cm" svg:x="10.2cm" svg:y="-0.037cm" presentation:class="title" presentation:placeholder="true">
        <draw:text-box/>
      </draw:frame>
      <draw:frame presentation:style-name="Mpr11" draw:layer="backgroundobjects" svg:width="27.9cm" svg:height="17.8cm" svg:x="0.1cm" svg:y="3cm" presentation:class="outline">
        <draw:text-box>
          <text:list text:style-name="ML5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1.6cm" svg:height="0.6cm" svg:x="26.2cm" svg:y="20.2cm" presentation:class="page-number">
        <draw:text-box>
          <text:p text:style-name="MP3"><text:span text:style-name="MT4"><text:page-number>&lt;número&gt;</text:page-number></text:span><text:span text:style-name="MT4">/</text:span><text:span text:style-name="MT4"><text:page-count>29</text:page-count></text:span></text:p>
        </draw:text-box>
      </draw:frame>
      <draw:line draw:style-name="Mgr5" draw:text-style-name="MP8" draw:layer="backgroundobjects" svg:x1="0cm" svg:y1="2.73cm" svg:x2="28cm" svg:y2="2.73cm">
        <text:p/>
      </draw:line>
      <presentation:notes style:page-layout-name="PM0">
        <draw:page-thumbnail presentation:style-name="pg_5f_resumo-title" draw:layer="backgroundobjects" svg:width="14.848cm" svg:height="11.136cm" svg:x="3.075cm" svg:y="2.257cm" presentation:class="page"/>
        <draw:frame presentation:style-name="pg_5f_resum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32:04.622713172</meta:creation-date>
    <meta:editing-duration>P0D</meta:editing-duration>
    <meta:editing-cycles>1</meta:editing-cycles>
    <meta:generator>LibreOffice/5.2.7.2$Linux_X86_64 LibreOffice_project/20m0$Build-2</meta:generator>
    <meta:document-statistic meta:object-count="167"/>
  </office:meta>
</office:document-meta>
</file>